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4.972cm" fo:margin-left="-0.199cm" fo:margin-top="0cm" fo:margin-bottom="0cm" table:align="left" style:writing-mode="page"/>
    </style:style>
    <style:style style:name="Table1.A" style:family="table-column">
      <style:table-column-properties style:column-width="14.972cm"/>
    </style:style>
    <style:style style:name="Table1.1" style:family="table-row">
      <style:table-row-properties fo:keep-together="auto"/>
    </style:style>
    <style:style style:name="Table1.A1" style:family="table-cell">
      <style:table-cell-properties fo:background-color="#d9d9d9" fo:padding-left="0.173cm" fo:padding-right="0.191cm" fo:padding-top="0cm" fo:padding-bottom="0cm" fo:border="0.5pt solid #00000a">
        <style:background-image/>
      </style:table-cell-properties>
    </style:style>
    <style:style style:name="Table2" style:family="table">
      <style:table-properties style:width="15.002cm" fo:margin-left="0.951cm" fo:margin-top="0cm" fo:margin-bottom="0cm" table:align="left" style:writing-mode="lr-tb"/>
    </style:style>
    <style:style style:name="Table2.A" style:family="table-column">
      <style:table-column-properties style:column-width="3.833cm"/>
    </style:style>
    <style:style style:name="Table2.B" style:family="table-column">
      <style:table-column-properties style:column-width="3.722cm"/>
    </style:style>
    <style:style style:name="Table2.C" style:family="table-column">
      <style:table-column-properties style:column-width="3.734cm"/>
    </style:style>
    <style:style style:name="Table2.D" style:family="table-column">
      <style:table-column-properties style:column-width="3.713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 style:family="table">
      <style:table-properties style:width="13.481cm" fo:margin-left="1.51cm" fo:margin-top="0cm" fo:margin-bottom="0cm" table:align="left" style:writing-mode="lr-tb"/>
    </style:style>
    <style:style style:name="Table3.A" style:family="table-column">
      <style:table-column-properties style:column-width="4.29cm"/>
    </style:style>
    <style:style style:name="Table3.B" style:family="table-column">
      <style:table-column-properties style:column-width="2.561cm"/>
    </style:style>
    <style:style style:name="Table3.C" style:family="table-column">
      <style:table-column-properties style:column-width="3.175cm"/>
    </style:style>
    <style:style style:name="Table3.D" style:family="table-column">
      <style:table-column-properties style:column-width="3.455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5.199cm" fo:margin-left="-0.208cm" fo:margin-top="0cm" fo:margin-bottom="0cm" table:align="left" style:writing-mode="page"/>
    </style:style>
    <style:style style:name="Table4.A" style:family="table-column">
      <style:table-column-properties style:column-width="15.199cm"/>
    </style:style>
    <style:style style:name="Table4.1" style:family="table-row">
      <style:table-row-properties fo:keep-together="auto"/>
    </style:style>
    <style:style style:name="Table4.A1" style:family="table-cell">
      <style:table-cell-properties style:vertical-align="middle" fo:padding="0.026cm" fo:border="none"/>
    </style:style>
    <style:style style:name="P1" style:family="paragraph" style:parent-style-name="Header">
      <style:text-properties fo:language="es" fo:country="ES"/>
    </style:style>
    <style:style style:name="P2" style:family="paragraph" style:parent-style-name="List_20_Paragraph" style:list-style-name="WWNum1">
      <style:paragraph-properties fo:margin-left="1.251cm" fo:margin-right="0cm" fo:text-indent="-0.616cm" style:auto-text-indent="false"/>
      <style:text-properties style:font-name="Arial1" fo:font-size="12pt" style:font-size-asian="12pt" style:font-size-complex="12pt"/>
    </style:style>
    <style:style style:name="P3" style:family="paragraph" style:parent-style-name="List_20_Paragraph" style:list-style-name="WWNum1">
      <style:text-properties style:font-name="Arial1" fo:font-size="12pt" style:font-size-asian="12pt" style:font-size-complex="12pt"/>
    </style:style>
    <style:style style:name="P4" style:family="paragraph" style:parent-style-name="List_20_Paragraph" style:list-style-name="WWNum1">
      <style:text-properties style:font-name="Arial1" fo:font-size="12pt" officeooo:paragraph-rsid="001ec6bf" style:font-size-asian="12pt" style:font-size-complex="12pt"/>
    </style:style>
    <style:style style:name="P5" style:family="paragraph" style:parent-style-name="List_20_Paragraph">
      <style:paragraph-properties fo:margin-left="1.251cm" fo:margin-right="0cm" fo:text-indent="0cm" style:auto-text-indent="false"/>
      <style:text-properties style:font-name="Arial1" fo:font-size="12pt" style:font-size-asian="12pt" style:font-size-complex="12pt"/>
    </style:style>
    <style:style style:name="P6" style:family="paragraph" style:parent-style-name="List_20_Paragraph" style:list-style-name="WWNum9">
      <style:text-properties style:font-name="Arial1" fo:font-size="12pt" style:font-size-asian="12pt" style:font-size-complex="12pt"/>
    </style:style>
    <style:style style:name="P7" style:family="paragraph" style:parent-style-name="List_20_Paragraph">
      <style:paragraph-properties fo:margin-left="1.385cm" fo:margin-right="0cm" fo:text-indent="0cm" style:auto-text-indent="false"/>
      <style:text-properties style:font-name="Arial1" fo:font-size="12pt" style:font-size-asian="12pt" style:font-size-complex="12pt"/>
    </style:style>
    <style:style style:name="P8" style:family="paragraph" style:parent-style-name="List_20_Paragraph">
      <style:paragraph-properties fo:margin-left="1.251cm" fo:margin-right="0cm" fo:text-indent="-0.616cm" style:auto-text-indent="false"/>
      <style:text-properties style:font-name="Arial1" fo:font-size="12pt" style:font-size-asian="12pt" style:font-size-complex="12pt"/>
    </style:style>
    <style:style style:name="P9" style:family="paragraph" style:parent-style-name="List_20_Paragraph">
      <style:text-properties style:font-name="Arial1" fo:font-size="12pt" style:font-size-asian="12pt" style:font-size-complex="12pt"/>
    </style:style>
    <style:style style:name="P10" style:family="paragraph" style:parent-style-name="List_20_Paragraph" style:list-style-name="WWNum6">
      <style:text-properties style:font-name="Arial1" fo:font-size="12pt" style:font-size-asian="12pt" style:font-size-complex="12pt"/>
    </style:style>
    <style:style style:name="P11" style:family="paragraph" style:parent-style-name="List_20_Paragraph" style:list-style-name="WWNum5">
      <style:text-properties style:font-name="Arial1" fo:font-size="12pt" style:font-size-asian="12pt" style:font-size-complex="12pt"/>
    </style:style>
    <style:style style:name="P12"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style:font-size-asian="12pt" style:font-size-complex="12pt"/>
    </style:style>
    <style:style style:name="P13" style:family="paragraph" style:parent-style-name="List_20_Paragraph" style:list-style-name="WWNum1">
      <style:text-properties style:font-name="Arial1" fo:font-size="12pt" fo:font-weight="bold" officeooo:rsid="001cb5e0" officeooo:paragraph-rsid="001cb5e0" style:font-size-asian="12pt" style:font-weight-asian="bold" style:font-size-complex="12pt" style:font-weight-complex="bold"/>
    </style:style>
    <style:style style:name="P14" style:family="paragraph" style:parent-style-name="List_20_Paragraph" style:list-style-name="WWNum1">
      <style:text-properties style:font-name="Arial1" fo:font-size="12pt" fo:font-weight="bold" officeooo:rsid="001bea4d" officeooo:paragraph-rsid="001bea4d" style:font-size-asian="12pt" style:font-weight-asian="bold" style:font-size-complex="12pt" style:font-weight-complex="bold"/>
    </style:style>
    <style:style style:name="P15" style:family="paragraph" style:parent-style-name="List_20_Paragraph" style:list-style-name="WWNum1">
      <style:text-properties style:font-name="Arial1" fo:font-size="12pt" fo:font-weight="bold" officeooo:rsid="00209540" officeooo:paragraph-rsid="00209540" style:font-size-asian="12pt" style:font-weight-asian="bold" style:font-size-complex="12pt" style:font-weight-complex="bold"/>
    </style:style>
    <style:style style:name="P16" style:family="paragraph" style:parent-style-name="List_20_Paragraph" style:list-style-name="WWNum1">
      <style:text-properties style:font-name="Arial1" fo:font-size="12pt" fo:font-weight="bold" officeooo:rsid="001ec6bf" officeooo:paragraph-rsid="001ec6bf" style:font-size-asian="12pt" style:font-weight-asian="bold" style:font-size-complex="12pt" style:font-weight-complex="bold"/>
    </style:style>
    <style:style style:name="P17" style:family="paragraph" style:parent-style-name="List_20_Paragraph" style:list-style-name="WWNum1">
      <style:text-properties style:font-name="Arial1" fo:font-size="12pt" fo:font-weight="bold" officeooo:rsid="00242f0a" officeooo:paragraph-rsid="00242f0a" style:font-size-asian="12pt" style:font-weight-asian="bold" style:font-size-complex="12pt" style:font-weight-complex="bold"/>
    </style:style>
    <style:style style:name="P18" style:family="paragraph" style:parent-style-name="List_20_Paragraph">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19" style:family="paragraph" style:parent-style-name="List_20_Paragraph">
      <style:text-properties style:font-name="Arial1" fo:font-size="12pt" fo:language="es" fo:country="ES" style:font-size-asian="12pt" style:font-name-complex="Arial2" style:font-size-complex="12pt"/>
    </style:style>
    <style:style style:name="P20"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21" style:family="paragraph" style:parent-style-name="Standard">
      <style:text-properties style:font-name="Arial1" fo:font-size="12pt" style:font-size-asian="12pt" style:font-size-complex="12pt"/>
    </style:style>
    <style:style style:name="P22" style:family="paragraph" style:parent-style-name="Standard">
      <style:paragraph-properties fo:orphans="0" fo:widows="0">
        <style:tab-stops>
          <style:tab-stop style:position="1.552cm"/>
          <style:tab-stop style:position="7.304cm" style:type="center"/>
          <style:tab-stop style:position="10.649cm"/>
        </style:tab-stops>
      </style:paragraph-properties>
      <style:text-properties style:font-name="Arial1" fo:font-size="12pt" style:font-size-asian="12pt" style:font-size-complex="12pt"/>
    </style:style>
    <style:style style:name="P23" style:family="paragraph" style:parent-style-name="Standard">
      <style:paragraph-properties fo:margin-top="0cm" fo:margin-bottom="0.494cm" style:contextual-spacing="false" fo:orphans="0" fo:widows="0"/>
      <style:text-properties style:font-name="Arial1" fo:font-size="12pt" style:font-size-asian="12pt" style:font-size-complex="12pt"/>
    </style:style>
    <style:style style:name="P24" style:family="paragraph" style:parent-style-name="Standard" style:list-style-name="WWNum3">
      <style:paragraph-properties fo:margin-top="0.494cm" fo:margin-bottom="0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WWNum3">
      <style:paragraph-properties fo:margin-top="0cm" fo:margin-bottom="0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WWNum3">
      <style:paragraph-properties fo:margin-top="0cm" fo:margin-bottom="0.494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WWNum4">
      <style:paragraph-properties fo:margin-top="0cm" fo:margin-bottom="0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4">
      <style:paragraph-properties fo:margin-top="0cm" fo:margin-bottom="0.494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orphans="0" fo:widows="0"/>
      <style:text-properties style:font-name="Arial1" fo:font-size="12pt" style:font-size-asian="12pt" style:font-size-complex="12pt"/>
    </style:style>
    <style:style style:name="P30" style:family="paragraph" style:parent-style-name="Standard">
      <style:paragraph-properties fo:text-align="center" style:justify-single-word="false" fo:orphans="0" fo:widows="0"/>
      <style:text-properties style:font-name="Arial1" fo:font-size="12pt" style:font-size-asian="12pt" style:font-size-complex="12pt"/>
    </style:style>
    <style:style style:name="P31" style:family="paragraph" style:parent-style-name="Standard">
      <style:paragraph-properties fo:margin-left="1.251cm" fo:margin-right="0cm" fo:text-indent="-0.616cm" style:auto-text-indent="false"/>
      <style:text-properties style:font-name="Arial1" fo:font-size="12pt" style:font-size-asian="12pt" style:font-size-complex="12pt"/>
    </style:style>
    <style:style style:name="P32" style:family="paragraph" style:parent-style-name="Standard">
      <style:paragraph-properties fo:margin-left="0cm" fo:margin-right="0cm" fo:text-indent="0.635cm" style:auto-text-indent="false"/>
      <style:text-properties style:font-name="Arial1" fo:font-size="12pt" style:font-size-asian="12pt" style:font-size-complex="12pt"/>
    </style:style>
    <style:style style:name="P33" style:family="paragraph" style:parent-style-name="Standard">
      <style:paragraph-properties fo:margin-left="0.635cm" fo:margin-right="0cm" fo:text-indent="0.614cm" style:auto-text-indent="false"/>
      <style:text-properties style:font-name="Arial1" fo:font-size="12pt" style:font-size-asian="12pt" style:font-size-complex="12pt"/>
    </style:style>
    <style:style style:name="P34" style:family="paragraph" style:parent-style-name="Standard">
      <style:paragraph-properties fo:margin-left="0cm" fo:margin-right="0cm" fo:text-indent="1.249cm" style:auto-text-indent="false"/>
      <style:text-properties style:font-name="Arial1" fo:font-size="12pt" style:font-size-asian="12pt" style:font-size-complex="12pt"/>
    </style:style>
    <style:style style:name="P35"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36" style:family="paragraph" style:parent-style-name="Standard">
      <style:text-properties style:font-name="Arial1" fo:font-size="12pt" fo:language="es" fo:country="ES" style:font-size-asian="12pt" style:font-name-complex="Arial2" style:font-size-complex="12pt"/>
    </style:style>
    <style:style style:name="P37" style:family="paragraph" style:parent-style-name="Standard">
      <style:paragraph-properties fo:margin-left="1.251cm" fo:margin-right="0cm" fo:text-indent="-0.002cm" style:auto-text-indent="false"/>
      <style:text-properties style:font-name="Arial1" fo:font-size="12pt" fo:language="es" fo:country="ES" style:font-size-asian="12pt" style:font-name-complex="Arial2" style:font-size-complex="12pt"/>
    </style:style>
    <style:style style:name="P38" style:family="paragraph" style:parent-style-name="Standard">
      <style:paragraph-properties fo:margin-left="0.048cm" fo:margin-right="0cm" fo:margin-top="0cm" fo:margin-bottom="0cm" style:contextual-spacing="false" fo:text-align="center" style:justify-single-word="false" fo:orphans="2" fo:widows="2" fo:hyphenation-ladder-count="no-limit" fo:text-indent="-0.048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1.251cm" fo:margin-right="0cm" fo:margin-top="0cm" fo:margin-bottom="0cm" style:contextual-spacing="false" fo:text-align="center" style:justify-single-word="false" fo:orphans="2" fo:widows="2" fo:hyphenation-ladder-count="no-limit" fo:text-indent="-0.616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1.251cm" fo:margin-right="0cm" fo:margin-top="0cm" fo:margin-bottom="0cm" style:contextual-spacing="false" fo:text-align="start" style:justify-single-word="false" fo:orphans="2" fo:widows="2" fo:hyphenation-ladder-count="no-limit" fo:text-indent="-0.616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494cm" style:contextual-spacing="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42" style:family="paragraph" style:parent-style-name="Standard">
      <style:paragraph-properties fo:margin-top="0.494cm" fo:margin-bottom="0cm" style:contextual-spacing="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43" style:family="paragraph" style:parent-style-name="Standard">
      <style:paragraph-properties fo:margin-top="0cm" fo:margin-bottom="0cm" style:contextual-spacing="false" fo:text-align="center" style:justify-single-word="false" fo:orphans="2" fo:widows="2" fo:hyphenation-ladder-count="no-limit"/>
      <style:text-properties style:font-name="Arial1" fo:font-size="12pt" fo:language="en" fo:country="US"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1.251cm" fo:margin-right="0cm" fo:margin-top="0cm" fo:margin-bottom="0cm" style:contextual-spacing="false" fo:text-align="center" style:justify-single-word="false" fo:orphans="2" fo:widows="2" fo:hyphenation-ladder-count="no-limit" fo:text-indent="-0.616cm" style:auto-text-indent="false"/>
      <style:text-properties style:font-name="Arial1" fo:font-size="12pt" fo:language="en" fo:country="US"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fo:language="es" fo:country="ES"/>
    </style:style>
    <style:style style:name="T2" style:family="text">
      <style:text-properties fo:language="es" fo:country="ES" fo:font-weight="bold" style:font-weight-asian="bold" style:font-name-complex="Arial2" style:font-weight-complex="bold"/>
    </style:style>
    <style:style style:name="T3" style:family="text">
      <style:text-properties fo:language="es" fo:country="ES" fo:font-weight="bold" officeooo:rsid="0017b592" style:font-weight-asian="bold" style:font-name-complex="Arial2" style:font-weight-complex="bold"/>
    </style:style>
    <style:style style:name="T4" style:family="text">
      <style:text-properties fo:language="es" fo:country="ES" fo:font-weight="bold" officeooo:rsid="0019f368" style:font-weight-asian="bold" style:font-name-complex="Arial2" style:font-weight-complex="bold"/>
    </style:style>
    <style:style style:name="T5" style:family="text">
      <style:text-properties fo:language="es" fo:country="ES" fo:font-weight="bold" officeooo:rsid="00195340" style:font-weight-asian="bold" style:font-name-complex="Arial2" style:font-weight-complex="bold"/>
    </style:style>
    <style:style style:name="T6" style:family="text">
      <style:text-properties fo:language="es" fo:country="ES" fo:font-weight="bold" officeooo:rsid="00262b95" style:font-weight-asian="bold" style:font-name-complex="Arial2" style:font-weight-complex="bold"/>
    </style:style>
    <style:style style:name="T7" style:family="text">
      <style:text-properties fo:language="es" fo:country="ES" fo:font-weight="bold" officeooo:rsid="00278d65" style:font-weight-asian="bold" style:font-name-complex="Arial2" style:font-weight-complex="bold"/>
    </style:style>
    <style:style style:name="T8" style:family="text">
      <style:text-properties fo:language="es" fo:country="ES" fo:font-weight="bold" officeooo:rsid="002a45c8" style:font-weight-asian="bold" style:font-name-complex="Arial2" style:font-weight-complex="bold"/>
    </style:style>
    <style:style style:name="T9" style:family="text">
      <style:text-properties fo:language="es" fo:country="ES" fo:font-weight="bold" officeooo:rsid="002b382a" style:font-weight-asian="bold" style:font-name-complex="Arial2" style:font-weight-complex="bold"/>
    </style:style>
    <style:style style:name="T10" style:family="text">
      <style:text-properties fo:language="es" fo:country="ES" fo:font-weight="bold" officeooo:rsid="002caa4d" style:font-weight-asian="bold" style:font-name-complex="Arial2" style:font-weight-complex="bold"/>
    </style:style>
    <style:style style:name="T11" style:family="text">
      <style:text-properties fo:language="es" fo:country="ES" fo:font-weight="bold" officeooo:rsid="002e282b" style:font-weight-asian="bold" style:font-name-complex="Arial2" style:font-weight-complex="bold"/>
    </style:style>
    <style:style style:name="T12" style:family="text">
      <style:text-properties fo:language="es" fo:country="ES" fo:font-weight="bold" officeooo:rsid="002fc699" style:font-weight-asian="bold" style:font-name-complex="Arial2" style:font-weight-complex="bold"/>
    </style:style>
    <style:style style:name="T13" style:family="text">
      <style:text-properties fo:language="es" fo:country="ES" fo:font-weight="bold" style:font-name-asian="Times New Roman1" style:language-asian="es" style:country-asian="ES" style:font-weight-asian="bold" style:font-name-complex="Times New Roman1" style:font-weight-complex="bold"/>
    </style:style>
    <style:style style:name="T14" style:family="text">
      <style:text-properties fo:language="es" fo:country="ES" style:font-name-asian="Times New Roman1" style:language-asian="es" style:country-asian="ES" style:font-name-complex="Times New Roman1"/>
    </style:style>
    <style:style style:name="T15" style:family="text">
      <style:text-properties fo:language="es" fo:country="ES" style:font-name-complex="Arial2"/>
    </style:style>
    <style:style style:name="T16" style:family="text">
      <style:text-properties fo:language="es" fo:country="ES" officeooo:rsid="002b382a" style:font-name-complex="Arial2"/>
    </style:style>
    <style:style style:name="T17" style:family="text">
      <style:text-properties fo:language="es" fo:country="ES" officeooo:rsid="002e282b" style:font-name-complex="Arial2"/>
    </style:style>
    <style:style style:name="T18" style:family="text">
      <style:text-properties fo:language="es" fo:country="ES" style:font-name-asian="SymbolMT" style:font-name-complex="Arial2"/>
    </style:style>
    <style:style style:name="T19" style:family="text">
      <style:text-properties style:font-name="Arial" fo:font-size="10pt" fo:language="es" fo:country="ES" style:font-size-asian="10pt" style:font-name-complex="Arial2" style:font-size-complex="10pt"/>
    </style:style>
    <style:style style:name="T20" style:family="text">
      <style:text-properties style:font-name="Arial" fo:language="es" fo:country="ES" fo:font-weight="bold" style:font-weight-asian="bold" style:font-name-complex="Arial2" style:font-weight-complex="bold"/>
    </style:style>
    <style:style style:name="T21" style:family="text">
      <style:text-properties style:font-name="Times New Roman" fo:language="es" fo:country="ES" fo:font-weight="bold" style:font-name-asian="Times New Roman1" style:language-asian="es" style:country-asian="ES" style:font-weight-asian="bold" style:font-name-complex="Times New Roman1" style:font-weight-complex="bold"/>
    </style:style>
    <style:style style:name="T22" style:family="text">
      <style:text-properties style:font-name="Times New Roman" fo:language="es" fo:country="ES" style:font-name-asian="Times New Roman1" style:language-asian="es" style:country-asian="ES" style:font-name-complex="Times New Roman1"/>
    </style:style>
    <style:style style:name="T23" style:family="text">
      <style:text-properties officeooo:rsid="0021d77b"/>
    </style:style>
    <style:style style:name="T24" style:family="text">
      <style:text-properties officeooo:rsid="0026128d"/>
    </style:style>
    <style:style style:name="T25" style:family="text">
      <style:text-properties officeooo:rsid="002a45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1" table:style-name="Table1">
        <table:table-column table:style-name="Table1.A"/>
        <table:table-row table:style-name="Table1.1">
          <table:table-cell table:style-name="Table1.A1" office:value-type="string">
            <text:p text:style-name="P22"><text:span text:style-name="T2"><text:tab/><text:tab/>Sistemas informáticos.<text:tab/></text:span></text:p>
            <text:p text:style-name="P30"><text:span text:style-name="T2">UD 9.1 – Ejercicios subredes.</text:span></text:p>
          </table:table-cell>
        </table:table-row>
      </table:table>
      <text:p text:style-name="P35"/>
      <text:list text:style-name="WWNum1">
        <text:list-item>
          <text:p text:style-name="P2"><text:span text:style-name="T15">Para dividir la dirección de red 145.132.0.0 en</text:span><text:span text:style-name="T18"> </text:span><text:span text:style-name="T15">24 subredes. Hallar:</text:span></text:p>
          <text:list>
            <text:list-item>
              <text:p text:style-name="P3"><text:span text:style-name="T15">Máscara de subred. </text:span><text:span text:style-name="T3">255.255.255.240</text:span></text:p>
            </text:list-item>
            <text:list-item>
              <text:p text:style-name="P3"><text:span text:style-name="T15">¿Cuántas direcciones IP se pierden adicionalmente? </text:span><text:span text:style-name="T4">65534 – 49104 = 16430</text:span></text:p>
            </text:list-item>
            <text:list-item>
              <text:p text:style-name="P3"><text:span text:style-name="T15">¿Cuántos equipos se pueden conectar en cada subred? </text:span><text:span text:style-name="T5">2046</text:span></text:p>
            </text:list-item>
            <text:list-item>
              <text:p text:style-name="P3"><text:span text:style-name="T15">Dirección de red y de broadcast de la subred 20.</text:span></text:p>
              <text:p text:style-name="P13">145.132.152.0 /21 <text:s/>| <text:s/>145.132.159.255</text:p>
            </text:list-item>
            <text:list-item>
              <text:p text:style-name="P3"><text:span text:style-name="T15">Dirección de red y de broadcast de la subred 5.</text:span></text:p>
              <text:p text:style-name="P14">145.132.32.0 /21 <text:s text:c="3"/>| <text:s text:c="2"/>145.132.32.255</text:p>
            </text:list-item>
          </text:list>
        </text:list-item>
      </text:list>
      <text:p text:style-name="P35"/>
      <text:list text:continue-numbering="true" text:style-name="WWNum1">
        <text:list-item>
          <text:p text:style-name="P2"><text:span text:style-name="T15">La red 129.18.0.0 se desea dividir en subredes de 100 equipos cada una. Hallar:</text:span></text:p>
          <text:list>
            <text:list-item>
              <text:p text:style-name="P3"><text:span text:style-name="T15">Máscara de subred. <text:s text:c="2"/></text:span><text:span text:style-name="T2"><text:s/></text:span><text:span text:style-name="T6">255.255.0.0</text:span></text:p>
            </text:list-item>
            <text:list-item>
              <text:p text:style-name="P3"><text:span text:style-name="T15">¿Cuántas subredes creamos? </text:span><text:span text:style-name="T7">Te</text:span><text:span text:style-name="T8">óricamente podemos crear 16.384</text:span></text:p>
            </text:list-item>
            <text:list-item>
              <text:p text:style-name="P3"><text:span text:style-name="T15">Dirección de red y de broadcast de la subred 200.</text:span></text:p>
              <text:p text:style-name="P15">129.18.96.128 /<text:span text:style-name="T25">16</text:span> <text:s text:c="2"/>| <text:span text:style-name="T23">129.18.96.255</text:span></text:p>
            </text:list-item>
            <text:list-item>
              <text:p text:style-name="P4"><text:span text:style-name="T15">Dirección de red y de broadcast de la subred 50.</text:span></text:p>
              <text:p text:style-name="P16">129.18.24.128 /<text:span text:style-name="T25">16</text:span> <text:s text:c="2"/>| 129.18.24.255</text:p>
            </text:list-item>
            <text:list-item>
              <text:p text:style-name="P3"><text:span text:style-name="T15">Dirección de red y de broadcast de la subred 600.</text:span></text:p>
              <text:p text:style-name="P17">129.18.288.128 /<text:span text:style-name="T25">16</text:span> | <text:span text:style-name="T24">129.18.288.255</text:span></text:p>
            </text:list-item>
          </text:list>
        </text:list-item>
      </text:list>
      <text:p text:style-name="P35"/>
      <text:list text:continue-numbering="true" text:style-name="WWNum1">
        <text:list-item>
          <text:p text:style-name="P2"><text:span text:style-name="T15">Para dividir la dirección de red 15.0.0.0 en</text:span><text:span text:style-name="T18"> </text:span><text:span text:style-name="T15">2150 subredes. Hallar:</text:span></text:p>
          <text:list>
            <text:list-item>
              <text:p text:style-name="P3"><text:span text:style-name="T15">Máscara de subred.</text:span></text:p>
            </text:list-item>
            <text:list-item>
              <text:p text:style-name="P3"><text:span text:style-name="T15">¿Cuántas direcciones IP se pierden adicionalmente?</text:span></text:p>
            </text:list-item>
            <text:list-item>
              <text:p text:style-name="P3"><text:span text:style-name="T15">¿Cuántos equipos se pueden conectar en cada subred?</text:span></text:p>
            </text:list-item>
            <text:list-item>
              <text:p text:style-name="P3"><text:span text:style-name="T15">Dirección de red y de broadcast de la subred 430.</text:span></text:p>
            </text:list-item>
            <text:list-item>
              <text:p text:style-name="P3"><text:span text:style-name="T15">Dirección de red y de broadcast de la subred 55.</text:span></text:p>
            </text:list-item>
          </text:list>
        </text:list-item>
      </text:list>
      <text:p text:style-name="P35"/>
      <text:list text:continue-numbering="true" text:style-name="WWNum1">
        <text:list-item>
          <text:p text:style-name="P12"><text:span text:style-name="T15">Dividir la dirección de red 134.12.2.3 en</text:span><text:span text:style-name="T18"> </text:span><text:span text:style-name="T15">6 redes de 12.000 ordenadores. ¿Cuántas direcciones IP se pierden adicionalmente? </text:span><text:span text:style-name="T10">La dirección IP suministrada no </text:span><text:span text:style-name="T9">puede dir</text:span><text:span text:style-name="T10">ecc</text:span><text:span text:style-name="T9">i</text:span><text:span text:style-name="T10">onar</text:span><text:span text:style-name="T9"> a 72.000 usuarios.</text:span></text:p>
        </text:list-item>
      </text:list>
      <text:p text:style-name="P35"/>
      <text:p text:style-name="P35"/>
      <text:list text:continue-numbering="true" text:style-name="WWNum1">
        <text:list-item>
          <text:p text:style-name="P2"><text:span text:style-name="T15">Dividir la dirección de red 214.112.12.31 en</text:span><text:span text:style-name="T18"> </text:span><text:span text:style-name="T15">8 redes. ¿Cuántas direcciones IP se pierden adicionalmente? </text:span><text:span text:style-name="T11">142 usuarios/direcciones</text:span></text:p>
        </text:list-item>
      </text:list>
      <text:p text:style-name="P35"/>
      <text:list text:continue-numbering="true" text:style-name="WWNum1">
        <text:list-item>
          <text:p text:style-name="P2"><text:span text:style-name="T15">Con la red 56.0.0.0, se desea dividir en 64 redes. </text:span></text:p>
        </text:list-item>
      </text:list>
      <text:p text:style-name="P5"><text:span text:style-name="T15"><text:tab/>¿Cuál será la máscara de subred?</text:span></text:p>
      <text:p text:style-name="P5"><text:span text:style-name="T15"><text:tab/></text:span><text:span text:style-name="T12">255.0.0.0</text:span></text:p>
      <text:p text:style-name="P5"><text:span text:style-name="T15"><text:tab/>¿Cuantos ordenadores se pueden conectar en cada subred?</text:span></text:p>
      <text:p text:style-name="P35"/>
      <text:list text:continue-numbering="true" text:style-name="WWNum1">
        <text:list-item>
          <text:p text:style-name="P2"><text:span text:style-name="T15">Sean las siguientes direcciones y máscaras de subred, calcular la dirección de red y la dirección de broadcast.</text:span></text:p>
        </text:list-item>
      </text:list>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3"><text:span text:style-name="T15">Configuración de red</text:span></text:p>
          </table:table-cell>
          <table:table-cell table:style-name="Table2.A1" office:value-type="string">
            <text:p text:style-name="P43"><text:span text:style-name="T15">Dirección de red</text:span></text:p>
          </table:table-cell>
          <table:table-cell table:style-name="Table2.A1" office:value-type="string">
            <text:p text:style-name="P43"><text:span text:style-name="T15">Dirección de broadcast</text:span></text:p>
          </table:table-cell>
          <table:table-cell table:style-name="Table2.A1" office:value-type="string">
            <text:p text:style-name="P43"><text:span text:style-name="T15">Primera dirección valida</text:span></text:p>
          </table:table-cell>
        </table:table-row>
        <text:soft-page-break/>
        <table:table-row table:style-name="Table2.1">
          <table:table-cell table:style-name="Table2.A1" office:value-type="string">
            <text:p text:style-name="P38">192.168.3.56/26</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8">24.45.134.65/16</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8">156.66.83.234/18</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8">199.4.78.90/27</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8">78.54.149.25/19</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row table:style-name="Table2.1">
          <table:table-cell table:style-name="Table2.A1" office:value-type="string">
            <text:p text:style-name="P38">140.67.90.2/21</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row>
      </table:table>
      <text:p text:style-name="P35"/>
      <text:p text:style-name="P35"/>
      <text:p text:style-name="P35"/>
      <text:p text:style-name="P35"/>
      <text:list text:style-name="WWNum9">
        <text:list-item>
          <text:p text:style-name="P6"><text:span text:style-name="T15">La configuración de red de un equipo es 115.66.10.129/21. ¿Con que direcciones de red de las siguientes se podrán comunicar?</text:span></text:p>
        </text:list-item>
      </text:list>
      <text:p text:style-name="P35"/>
      <text:p text:style-name="P31"><text:span text:style-name="T15"><text:tab/>115.66.11.124</text:span></text:p>
      <text:p text:style-name="P31"><text:span text:style-name="T15"><text:tab/>115.66.7.234</text:span></text:p>
      <text:p text:style-name="P31"><text:span text:style-name="T15"><text:tab/>115.66.8.90</text:span></text:p>
      <text:p text:style-name="P31"><text:span text:style-name="T15"><text:tab/>115.66.13.30</text:span></text:p>
      <text:p text:style-name="P35"/>
      <text:p text:style-name="P35"/>
      <text:p text:style-name="P35"/>
      <text:p text:style-name="P35"/>
      <text:p text:style-name="P7"><text:span text:style-name="T15">En la siguiente configuración, 56.78.90.49/14, contestar:</text:span></text:p>
      <text:p text:style-name="P8"><text:span text:style-name="T15"><text:tab/>¿Cuántos bits se han utilizado para crear subredes?</text:span></text:p>
      <text:p text:style-name="P18"/>
      <text:p text:style-name="P8"><text:span text:style-name="T15"><text:tab/>¿Cuál es la dirección de red?</text:span></text:p>
      <text:p text:style-name="P18"/>
      <text:p text:style-name="P8"><text:span text:style-name="T15"><text:tab/>¿Cuál es la dirección de broadcast?</text:span></text:p>
      <text:p text:style-name="P35"/>
      <text:p text:style-name="P32"><text:span text:style-name="T15">Se desea dividir la dirección de red 76.0.0.0 en</text:span><text:span text:style-name="T18"> al menos 3000</text:span><text:span text:style-name="T15"> redes.</text:span></text:p>
      <text:p text:style-name="P9"><text:span text:style-name="T15">¿Cuál será la máscara de subred?</text:span></text:p>
      <text:p text:style-name="P19"/>
      <text:p text:style-name="P9"><text:span text:style-name="T15">¿Cuántos ordenadores se pueden conectar en cada subred?</text:span></text:p>
      <text:p text:style-name="P20"/>
      <text:p text:style-name="P5"><text:span text:style-name="T15">¿Cuántas direcciones IP se pierden?</text:span></text:p>
      <text:p text:style-name="P20"/>
      <text:p text:style-name="P32"><text:span text:style-name="T15">La configuración de red de un equipo es 65.54.111.59/21. ¿Con que direcciones de red de las siguientes se podrán comunicar?</text:span></text:p>
      <text:p text:style-name="P35"/>
      <text:p text:style-name="P31"><text:span text:style-name="T15"><text:tab/>65.54.105.90</text:span></text:p>
      <text:p text:style-name="P31"><text:span text:style-name="T15"><text:tab/>65.54.103.90</text:span></text:p>
      <text:p text:style-name="P31"><text:span text:style-name="T15"><text:tab/>65.54.111.90</text:span></text:p>
      <text:p text:style-name="P31"><text:span text:style-name="T15"><text:tab/>65.54.113.90</text:span></text:p>
      <text:p text:style-name="P36"/>
      <text:list xml:id="list2163242705" text:style-name="WWNum6">
        <text:list-item>
          <text:p text:style-name="P10"><text:span text:style-name="T15">Sean las siguientes direcciones y máscaras de subred, calcular la dirección de red y la dirección de broadcast.</text:span></text:p>
        </text:list-item>
      </text:list>
      <text:p text:style-name="P3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3"><text:span text:style-name="T15">Configuración de red</text:span></text:p>
          </table:table-cell>
          <table:table-cell table:style-name="Table3.A1" office:value-type="string">
            <text:p text:style-name="P43"><text:span text:style-name="T15">Máscara decimal</text:span></text:p>
          </table:table-cell>
          <table:table-cell table:style-name="Table3.A1" office:value-type="string">
            <text:p text:style-name="P43"><text:span text:style-name="T15">Dirección de subred </text:span></text:p>
          </table:table-cell>
          <table:table-cell table:style-name="Table3.A1" office:value-type="string">
            <text:p text:style-name="P43"><text:span text:style-name="T15">Dirección de broadcast de red </text:span></text:p>
          </table:table-cell>
        </table:table-row>
        <table:table-row table:style-name="Table3.1">
          <table:table-cell table:style-name="Table3.A1" office:value-type="string">
            <text:p text:style-name="P39">192.168.3.0/27</text:p>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3.1">
          <table:table-cell table:style-name="Table3.A1" office:value-type="string">
            <text:p text:style-name="P39">24.0.0.0/15</text:p>
          </table:table-cell>
          <table:table-cell table:style-name="Table3.A1" office:value-type="string">
            <text:p text:style-name="P40"/>
          </table:table-cell>
          <table:table-cell table:style-name="Table3.A1" office:value-type="string">
            <text:p text:style-name="P39"/>
          </table:table-cell>
          <table:table-cell table:style-name="Table3.A1" office:value-type="string">
            <text:p text:style-name="P39"/>
          </table:table-cell>
        </table:table-row>
        <text:soft-page-break/>
        <table:table-row table:style-name="Table3.1">
          <table:table-cell table:style-name="Table3.A1" office:value-type="string">
            <text:p text:style-name="P39">156.6.0.0/19</text:p>
          </table:table-cell>
          <table:table-cell table:style-name="Table3.A1" office:value-type="string">
            <text:p text:style-name="P40"/>
          </table:table-cell>
          <table:table-cell table:style-name="Table3.A1" office:value-type="string">
            <text:p text:style-name="P39"/>
          </table:table-cell>
          <table:table-cell table:style-name="Table3.A1" office:value-type="string">
            <text:p text:style-name="P39"/>
          </table:table-cell>
        </table:table-row>
        <table:table-row table:style-name="Table3.1">
          <table:table-cell table:style-name="Table3.A1" office:value-type="string">
            <text:p text:style-name="P39">19.0.0.0/20</text:p>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3.1">
          <table:table-cell table:style-name="Table3.A1" office:value-type="string">
            <text:p text:style-name="P44"><text:span text:style-name="T15">78.0.0.0/21</text:span></text:p>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3.1">
          <table:table-cell table:style-name="Table3.A1" office:value-type="string">
            <text:p text:style-name="P44"><text:span text:style-name="T15">140.167.0.0/22</text:span></text:p>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3.1">
          <table:table-cell table:style-name="Table3.A1" office:value-type="string">
            <text:p text:style-name="P44"><text:span text:style-name="T15">190.43.0.0/17</text:span></text:p>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3.1">
          <table:table-cell table:style-name="Table3.A1" office:value-type="string">
            <text:p text:style-name="P44"><text:span text:style-name="T15">164.54.3.0/20</text:span></text:p>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
      <text:p text:style-name="P35"/>
      <text:p text:style-name="P32"><text:span text:style-name="T15">La configuración de red de un equipo es 178.6.180.12/20. ¿Con que direcciones de red de las siguientes se podrán comunicar?</text:span></text:p>
      <text:p text:style-name="P35"/>
      <text:p text:style-name="P31"><text:span text:style-name="T15"><text:tab/>178.6.175.8<text:tab/><text:tab/>178.6.177.8<text:tab/><text:tab/>178.7.180.12<text:tab/><text:tab/>178.6.190.5</text:span></text:p>
      <text:p text:style-name="P31"><text:span text:style-name="T15"><text:tab/>178.6.191.4<text:tab/><text:tab/>178.6.192.4<text:tab/><text:tab/>178.6.187.4<text:tab/><text:tab/>178.5.48.48</text:span></text:p>
      <text:p text:style-name="P31"><text:span text:style-name="T15"><text:tab/>178.6.183.4<text:tab/><text:tab/>178.6.182.4<text:tab/><text:tab/>178.6.181.4<text:tab/><text:tab/>178.6.179.48</text:span></text:p>
      <text:p text:style-name="P37"/>
      <text:p text:style-name="P32"><text:span text:style-name="T15">La configuración de red de un equipo es 178.6.180.12/21. ¿Con que direcciones de red de las siguientes se podrán comunicar?</text:span></text:p>
      <text:p text:style-name="P35"/>
      <text:p text:style-name="P31"><text:span text:style-name="T15"><text:tab/>178.6.175.8<text:tab/><text:tab/>178.6.177.8<text:tab/><text:tab/>178.7.180.12<text:tab/><text:tab/>178.6.190.5</text:span></text:p>
      <text:p text:style-name="P31"><text:span text:style-name="T15"><text:tab/>178.6.191.4<text:tab/><text:tab/>178.6.192.4<text:tab/><text:tab/>178.6.187.4<text:tab/><text:tab/>178.5.48.48</text:span></text:p>
      <text:list text:style-name="WWNum5">
        <text:list-item>
          <text:list>
            <text:list-item>
              <text:list>
                <text:list-item>
                  <text:list>
                    <text:list-item>
                      <text:p text:style-name="P11"><text:span text:style-name="T15"><text:tab/>178.6.182.4<text:tab/><text:tab/>178.6.181.4<text:tab/><text:tab/>178.6.179.48</text:span></text:p>
                    </text:list-item>
                  </text:list>
                </text:list-item>
              </text:list>
            </text:list-item>
          </text:list>
        </text:list-item>
      </text:list>
      <text:p text:style-name="P35"/>
      <text:p text:style-name="P21"><text:span text:style-name="T15">10. Configuración de red de un equipo es 178.6.180.12/25. ¿Con que direcciones de red de las siguientes se podrán comunicar?</text:span></text:p>
      <text:p text:style-name="P35"/>
      <text:p text:style-name="P31"><text:span text:style-name="T15"><text:tab/>178.6.175.8<text:tab/><text:tab/>178.6.177.8<text:tab/><text:tab/>178.7.180.12<text:tab/><text:tab/>178.6.190.5</text:span></text:p>
      <text:p text:style-name="P31"><text:span text:style-name="T15"><text:tab/>178.6.191.4<text:tab/><text:tab/>178.6.192.4<text:tab/><text:tab/>178.6.187.4<text:tab/><text:tab/>178.5.48.48</text:span></text:p>
      <text:p text:style-name="P31"><text:span text:style-name="T15"><text:tab/>178.6.183.4<text:tab/><text:tab/>178.6.182.4<text:tab/><text:tab/>178.6.181.4<text:tab/><text:tab/>178.6.179.48</text:span></text:p>
      <text:p text:style-name="P35"/>
      <text:p text:style-name="P35"/>
      <text:p text:style-name="P33"><text:span text:style-name="T15">La red 192.168.20.0 se desea dividir en subredes de 50 equipos cada una. Hallar:</text:span></text:p>
      <text:list text:continue-list="list2163242705" text:style-name="WWNum6">
        <text:list-item>
          <text:list>
            <text:list-item>
              <text:p text:style-name="P10"><text:span text:style-name="T15">Máscara de subred.</text:span></text:p>
            </text:list-item>
            <text:list-item>
              <text:p text:style-name="P10"><text:span text:style-name="T15">¿Cuántas subredes creamos?</text:span></text:p>
            </text:list-item>
            <text:list-item>
              <text:p text:style-name="P10"><text:span text:style-name="T15">Dirección de red y de broadcast de la subred 5.</text:span></text:p>
            </text:list-item>
            <text:list-item>
              <text:p text:style-name="P10"><text:span text:style-name="T15">Dirección de red y de broadcast de la subred 2.</text:span></text:p>
            </text:list-item>
          </text:list>
        </text:list-item>
      </text:list>
      <text:p text:style-name="P35"/>
      <text:p text:style-name="P33"><text:span text:style-name="T15">La red 92.0.0.0 se desea dividir en subredes de 500 equipos cada una. Hallar:</text:span></text:p>
      <text:list text:continue-numbering="true" text:style-name="WWNum6">
        <text:list-item>
          <text:list>
            <text:list-item>
              <text:p text:style-name="P10"><text:span text:style-name="T15">Máscara de subred.</text:span></text:p>
            </text:list-item>
            <text:list-item>
              <text:p text:style-name="P10"><text:span text:style-name="T15">¿Cuántas subredes creamos?</text:span></text:p>
            </text:list-item>
            <text:list-item>
              <text:p text:style-name="P10"><text:span text:style-name="T15">Dirección de red y de broadcast de la subred 5.</text:span></text:p>
            </text:list-item>
            <text:list-item>
              <text:p text:style-name="P10"><text:span text:style-name="T15">Dirección de red y de broadcast de la subred 2.</text:span></text:p>
            </text:list-item>
          </text:list>
        </text:list-item>
      </text:list>
      <text:p text:style-name="P5"/>
      <text:p text:style-name="P34"><text:span text:style-name="T15">La red 152.80.0.0 se desea dividir en subredes de 500 equipos cada una. Hallar:</text:span></text:p>
      <text:list text:continue-numbering="true" text:style-name="WWNum6">
        <text:list-item>
          <text:list>
            <text:list-item>
              <text:p text:style-name="P10"><text:span text:style-name="T15">Máscara de subred.</text:span></text:p>
            </text:list-item>
            <text:list-item>
              <text:p text:style-name="P10"><text:span text:style-name="T15">¿Cuántas subredes creamos?</text:span></text:p>
            </text:list-item>
            <text:list-item>
              <text:p text:style-name="P10"><text:span text:style-name="T15">Dirección de red y de broadcast de la subred 5.</text:span></text:p>
            </text:list-item>
            <text:list-item>
              <text:p text:style-name="P10"><text:span text:style-name="T15">Dirección de red y de broadcast de la subred 2.</text:span></text:p>
            </text:list-item>
          </text:list>
        </text:list-item>
      </text:list>
      <text:p text:style-name="P19"/>
      <table:table table:name="Table4" table:style-name="Table4">
        <table:table-column table:style-name="Table4.A"/>
        <table:table-row table:style-name="Table4.1">
          <table:table-cell table:style-name="Table4.A1" office:value-type="string">
            <text:p text:style-name="P30"><text:span text:style-name="T13">Criterios de puntuación. Total 10 puntos.</text:span></text:p>
          </table:table-cell>
        </table:table-row>
        <text:soft-page-break/>
        <table:table-row table:style-name="Table4.1">
          <table:table-cell table:style-name="Table4.A1" office:value-type="string">
            <text:p text:style-name="P23"><text:span text:style-name="T14">La tarea consta de doce </text:span><text:span text:style-name="T13">ejercicios</text:span><text:span text:style-name="T14"> con la siguiente </text:span><text:span text:style-name="T13">puntuación (máx. 10 puntos)</text:span></text:p>
            <text:list text:style-name="WWNum3">
              <text:list-item>
                <text:p text:style-name="P24"><text:span text:style-name="T14">Ejercicio 1:  0.5 punto</text:span></text:p>
              </text:list-item>
              <text:list-item>
                <text:p text:style-name="P25"><text:span text:style-name="T14">Ejercicio 2:  0.5 punto</text:span></text:p>
              </text:list-item>
              <text:list-item>
                <text:p text:style-name="P25"><text:span text:style-name="T14">Ejercicio 3:  0.5 punto</text:span></text:p>
              </text:list-item>
              <text:list-item>
                <text:p text:style-name="P25"><text:span text:style-name="T14">Ejercicio 4:  0.5 punto</text:span></text:p>
              </text:list-item>
              <text:list-item>
                <text:p text:style-name="P25"><text:span text:style-name="T14">Ejercicio 5:  0.5 punto</text:span></text:p>
              </text:list-item>
              <text:list-item>
                <text:p text:style-name="P25"><text:span text:style-name="T14">Ejercicio 6:  0.5 punto</text:span></text:p>
              </text:list-item>
              <text:list-item>
                <text:p text:style-name="P25"><text:span text:style-name="T14">Ejercicio 7:  0.5 punto</text:span></text:p>
              </text:list-item>
              <text:list-item>
                <text:p text:style-name="P25"><text:span text:style-name="T14">Ejercicio 8:  2.5 puntos</text:span></text:p>
              </text:list-item>
              <text:list-item>
                <text:p text:style-name="P25"><text:span text:style-name="T14">Ejercicio 9:  2 puntos</text:span></text:p>
              </text:list-item>
              <text:list-item>
                <text:p text:style-name="P26"><text:span text:style-name="T14">Ejercicio 10:  2 puntos</text:span></text:p>
              </text:list-item>
            </text:list>
          </table:table-cell>
        </table:table-row>
        <table:table-row table:style-name="Table4.1">
          <table:table-cell table:style-name="Table4.A1" office:value-type="string">
            <text:p text:style-name="P30"><text:span text:style-name="T13">Recursos necesarios para realizar la Tarea.</text:span></text:p>
          </table:table-cell>
        </table:table-row>
        <table:table-row table:style-name="Table4.1">
          <table:table-cell table:style-name="Table4.A1" office:value-type="string">
            <text:p text:style-name="P41"/>
            <text:p text:style-name="P42"><text:bookmark text:name="_GoBack"/></text:p>
          </table:table-cell>
        </table:table-row>
        <table:table-row table:style-name="Table4.1">
          <table:table-cell table:style-name="Table4.A1" office:value-type="string">
            <text:p text:style-name="P30"><text:span text:style-name="T13">Consejos y recomendaciones.</text:span></text:p>
          </table:table-cell>
        </table:table-row>
        <table:table-row table:style-name="Table4.1">
          <table:table-cell table:style-name="Table4.A1" office:value-type="string">
            <text:p text:style-name="P29"><text:span text:style-name="T14">Leer detenidamente el contenido de la unidad.</text:span></text:p>
          </table:table-cell>
        </table:table-row>
        <table:table-row table:style-name="Table4.1">
          <table:table-cell table:style-name="Table4.A1" office:value-type="string">
            <text:p text:style-name="P30"><text:span text:style-name="T13">Indicaciones de entrega.</text:span></text:p>
          </table:table-cell>
        </table:table-row>
        <table:table-row table:style-name="Table4.1">
          <table:table-cell table:style-name="Table4.A1" office:value-type="string">
            <text:list text:style-name="WWNum4">
              <text:list-item>
                <text:p text:style-name="P27"><text:span text:style-name="T14">Se realizará la tarea, redactando los distintos ejercicios en un único documento de procesador de textos, que se subirá al aula virtual.</text:span></text:p>
              </text:list-item>
              <text:list-item>
                <text:p text:style-name="P28"><text:span text:style-name="T14">El archivo se nombrará siguiendo las siguientes pautas </text:span><text:span text:style-name="T13">apellido1_apellido2_nombre_SI09_Tarea-1</text:span><text:span text:style-name="T14">. Asegúrate que el nombre no contenga la letra ñ, tildes ni caracteres especiales extraños. Así por ejemplo, la Se debe subir en pdf, por ser un formato más universal que docx. Para ello:</text:span><text:line-break loext:clear="all"/><text:span text:style-name="T14">Si utilizas Microsoft Word, pulsar “Guardar como” y seleccionar en tipo “pdf”.</text:span><text:line-break loext:clear="all"/></text:p>
              </text:list-item>
            </text:list>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font-size="12pt" style:font-size-asian="12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Índice"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loext:linked-style-name="Encabezado_20_Ca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ontenido_20_de_20_la_20_tabla" style:display-name="Contenido de la tabla" style:family="paragraph" style:parent-style-name="Standard"/>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loext:linked-style-name="HTML_20_con_20_formato_20_previo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cabezado_20_Car" style:display-name="Encabezado Car" style:family="text" style:parent-style-name="Default_20_Paragraph_20_Font" loext:linked-style-name="Encabezado1"/>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Enlace_20_de_20_Internet" style:display-name="Enlace de Internet" style:family="text" style:parent-style-name="Default_20_Paragraph_20_Font">
      <style:text-properties fo:color="#0563c1" loext:opacity="100%" style:text-underline-style="solid" style:text-underline-width="auto" style:text-underline-color="font-color"/>
    </style:style>
    <style:style style:name="Destacado"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size-complex="8pt"/>
    </style:style>
    <style:style style:name="product_5f_name" style:display-name="product_name" style:family="text" style:parent-style-name="Default_20_Paragraph_20_Font"/>
    <style:style style:name="ListLabel_20_1" style:display-name="ListLabel 1" style:family="text">
      <style:text-properties fo:font-size="10pt" style:font-size-asian="10pt" style:font-name-complex="Arial2" style:font-family-complex="Arial" style:font-family-generic-complex="system" style:font-pitch-complex="variable" style:font-size-complex="10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178">
        <style:list-level-properties text:list-level-position-and-space-mode="label-alignment">
          <style:list-level-label-alignment text:label-followed-by="listtab" fo:text-indent="-1.842cm" fo:margin-left="1.842cm"/>
        </style:list-level-properties>
      </text:list-level-style-number>
      <text:list-level-style-number text:level="2" text:style-name="ListLabel_20_38" loext:num-list-format="%1%.%2%" style:num-format="1" text:start-value="6" text:display-levels="2">
        <style:list-level-properties text:list-level-position-and-space-mode="label-alignment">
          <style:list-level-label-alignment text:label-followed-by="listtab" fo:text-indent="-1.842cm" fo:margin-left="2.258cm"/>
        </style:list-level-properties>
      </text:list-level-style-number>
      <text:list-level-style-number text:level="3" text:style-name="ListLabel_20_39" loext:num-list-format="%1%.%2%.%3%" style:num-format="1" text:start-value="183" text:display-levels="3">
        <style:list-level-properties text:list-level-position-and-space-mode="label-alignment">
          <style:list-level-label-alignment text:label-followed-by="listtab" fo:text-indent="-1.842cm" fo:margin-left="2.674cm"/>
        </style:list-level-properties>
      </text:list-level-style-number>
      <text:list-level-style-number text:level="4" text:style-name="ListLabel_20_40" loext:num-list-format="%1%.%2%.%3%.%4%" style:num-format="1" text:start-value="4" text:display-levels="4">
        <style:list-level-properties text:list-level-position-and-space-mode="label-alignment">
          <style:list-level-label-alignment text:label-followed-by="listtab" fo:text-indent="-1.842cm" fo:margin-left="3.09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3.57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3.986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5.038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5.4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6.5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T1" style:family="text">
      <style:text-properties fo:language="es" fo:country="ES"/>
    </style:style>
    <style:style style:name="MT2" style:family="text">
      <style:text-properties style:font-name="Arial" fo:font-size="10pt" fo:language="es" fo:country="ES" style:font-size-asian="10pt" style:font-name-complex="Arial2" style:font-size-complex="10pt"/>
    </style:style>
    <style:page-layout style:name="Mpm1">
      <style:page-layout-properties fo:page-width="21.001cm" fo:page-height="29.7cm" style:num-format="1" style:print-orientation="portrait" fo:margin-top="0cm" fo:margin-bottom="2.501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text:p text:style-name="MP1" loext:marker-style-name="MT1"/>
        <text:p text:style-name="Header" loext:marker-style-name="MT2"><text:span text:style-name="MT2">Sistemas informáticos – Unidad 9<text:tab/><text:tab/>1º DAM</text:span><text:span text:style-name="MT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Microsoft Office</meta:initial-creator>
    <meta:editing-cycles>28</meta:editing-cycles>
    <meta:print-date>2018-02-06T18:11:00</meta:print-date>
    <meta:creation-date>2023-11-23T11:02:00</meta:creation-date>
    <dc:date>2023-12-28T14:14:39.805200580</dc:date>
    <dc:language>es-ES</dc:language>
    <meta:editing-duration>PT4H18M49S</meta:editing-duration>
    <meta:generator>LibreOffice/7.5.9.2$Linux_X86_64 LibreOffice_project/50$Build-2</meta:generator>
    <meta:document-statistic meta:table-count="4" meta:image-count="0" meta:object-count="0" meta:page-count="4" meta:paragraph-count="119" meta:word-count="857" meta:character-count="5515" meta:non-whitespace-character-count="47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